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1" table:style-name="ta1">
        <table:shapes>
          <draw:frame draw:z-index="0" draw:style-name="gr1" draw:text-style-name="P1" svg:width="453.6pt" svg:height="295.91pt" svg:x="33.99pt" svg:y="73.11pt">
            <loext:p draw:notify-on-update-of-ranges="p1.D1:p1.D16 p1.F1:p1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5.23pt" svg:x="429.48pt" svg:y="62.48pt">
            <loext:p draw:notify-on-update-of-ranges="p1.A1:p1.A16 p1.F1:p1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-0.030946" calcext:value-type="float">
            <text:p>-0.030946</text:p>
          </table:table-cell>
          <table:table-cell office:value-type="string" calcext:value-type="string">
            <text:p>---(N/A)---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601809" calcext:value-type="float">
            <text:p>0.6018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0.378909" calcext:value-type="float">
            <text:p>0.378909</text:p>
          </table:table-cell>
          <table:table-cell office:value-type="float" office:value="14.285714" calcext:value-type="float">
            <text:p>14.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5" calcext:value-type="float">
            <text:p>1.625</text:p>
          </table:table-cell>
          <table:table-cell office:value-type="float" office:value="1.5" calcext:value-type="float">
            <text:p>1.5</text:p>
          </table:table-cell>
          <table:table-cell office:value-type="float" office:value="1.625" calcext:value-type="float">
            <text:p>1.625</text:p>
          </table:table-cell>
          <table:table-cell office:value-type="float" office:value="0.206927" calcext:value-type="float">
            <text:p>0.206927</text:p>
          </table:table-cell>
          <table:table-cell office:value-type="float" office:value="7.692308" calcext:value-type="float">
            <text:p>7.69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" calcext:value-type="float">
            <text:p>1.5</text:p>
          </table:table-cell>
          <table:table-cell office:value-type="float" office:value="1.5625" calcext:value-type="float">
            <text:p>1.5625</text:p>
          </table:table-cell>
          <table:table-cell office:value-type="float" office:value="0.097956" calcext:value-type="float">
            <text:p>0.097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" calcext:value-type="float">
            <text:p>1.5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0.036261" calcext:value-type="float">
            <text:p>0.036261</text:p>
          </table:table-cell>
          <table:table-cell office:value-type="float" office:value="2.040816" calcext:value-type="float">
            <text:p>2.040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1.5" calcext:value-type="float">
            <text:p>1.5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1.030928" calcext:value-type="float">
            <text:p>1.030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5625" calcext:value-type="float">
            <text:p>1.515625</text:p>
          </table:table-cell>
          <table:table-cell table:number-columns-repeated="2" office:value-type="float" office:value="1.507812" calcext:value-type="float">
            <text:p>1.507812</text:p>
          </table:table-cell>
          <table:table-cell office:value-type="float" office:value="-0.013595" calcext:value-type="float">
            <text:p>-0.013595</text:p>
          </table:table-cell>
          <table:table-cell office:value-type="float" office:value="0.518135" calcext:value-type="float">
            <text:p>0.518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15625" calcext:value-type="float">
            <text:p>1.515625</text:p>
          </table:table-cell>
          <table:table-cell table:number-columns-repeated="2" office:value-type="float" office:value="1.511719" calcext:value-type="float">
            <text:p>1.511719</text:p>
          </table:table-cell>
          <table:table-cell office:value-type="float" office:value="-0.00506" calcext:value-type="float">
            <text:p>-0.00506</text:p>
          </table:table-cell>
          <table:table-cell office:value-type="float" office:value="0.258398" calcext:value-type="float">
            <text:p>0.258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5625" calcext:value-type="float">
            <text:p>1.515625</text:p>
          </table:table-cell>
          <table:table-cell table:number-columns-repeated="2" office:value-type="float" office:value="1.513672" calcext:value-type="float">
            <text:p>1.513672</text:p>
          </table:table-cell>
          <table:table-cell office:value-type="float" office:value="-0.000827" calcext:value-type="float">
            <text:p>-0.000827</text:p>
          </table:table-cell>
          <table:table-cell office:value-type="float" office:value="0.129032" calcext:value-type="float">
            <text:p>0.129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4648" calcext:value-type="float">
            <text:p>1.514648</text:p>
          </table:table-cell>
          <table:table-cell office:value-type="float" office:value="1.513672" calcext:value-type="float">
            <text:p>1.513672</text:p>
          </table:table-cell>
          <table:table-cell office:value-type="float" office:value="1.514648" calcext:value-type="float">
            <text:p>1.514648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64475" calcext:value-type="float">
            <text:p>0.0644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416" calcext:value-type="float">
            <text:p>1.51416</text:p>
          </table:table-cell>
          <table:table-cell office:value-type="float" office:value="1.513672" calcext:value-type="float">
            <text:p>1.513672</text:p>
          </table:table-cell>
          <table:table-cell office:value-type="float" office:value="1.51416" calcext:value-type="float">
            <text:p>1.5141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32248" calcext:value-type="float">
            <text:p>0.032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1416" calcext:value-type="float">
            <text:p>1.51416</text:p>
          </table:table-cell>
          <table:table-cell table:number-columns-repeated="2" office:value-type="float" office:value="1.513916" calcext:value-type="float">
            <text:p>1.51391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16126" calcext:value-type="float">
            <text:p>0.016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1416" calcext:value-type="float">
            <text:p>1.51416</text:p>
          </table:table-cell>
          <table:table-cell table:number-columns-repeated="2" office:value-type="float" office:value="1.514038" calcext:value-type="float">
            <text:p>1.514038</text:p>
          </table:table-cell>
          <table:table-cell office:value-type="float" office:value="-0.000036" calcext:value-type="float">
            <text:p>-0.000036</text:p>
          </table:table-cell>
          <table:table-cell office:value-type="float" office:value="0.008063" calcext:value-type="float">
            <text:p>0.008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1.514038" calcext:value-type="float">
            <text:p>1.514038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4031" calcext:value-type="float">
            <text:p>0.004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1.514038" calcext:value-type="float">
            <text:p>1.514038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0:08:19.835882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0:37:18.120787764</dc:date>
    <meta:editing-duration>PT1H7M23S</meta:editing-duration>
    <meta:editing-cycles>2</meta:editing-cycles>
    <meta:generator>LibreOffice/5.1.6.2$Linux_X86_64 LibreOffice_project/10m0$Build-2</meta:generator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bcc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10.44cm" xlink:href=".." xlink:type="simple" chart:class="chart:scatter" chart:style-name="ch1">
        <chart:title svg:x="4.349cm" svg:y="0.344cm" chart:style-name="ch2">
          <text:p>Xm Vs Rel. Approx. Error (Bisection)</text:p>
        </chart:title>
        <chart:plot-area chart:style-name="ch3" table:cell-range-address="p1.D1:p1.D16 p1.F1:p1.F16" svg:x="1.416cm" svg:y="1.106cm" svg:width="12.603cm" svg:height="8.166cm">
          <chartooo:coordinate-region svg:x="2.037cm" svg:y="1.305cm" svg:width="11.742cm" svg:height="7.32cm"/>
          <chart:axis chart:dimension="x" chart:name="primary-x" chart:style-name="ch4">
            <chart:title svg:x="7.422cm" svg:y="9.48cm" chart:style-name="ch5">
              <text:p>Xm</text:p>
            </chart:title>
            <chart:grid chart:style-name="ch6" chart:class="major"/>
          </chart:axis>
          <chart:axis chart:dimension="y" chart:name="primary-y" chart:style-name="ch7">
            <chart:title svg:x="0.536cm" svg:y="6.675cm" chart:style-name="ch8">
              <text:p>Rel. orApprox. Error</text:p>
            </chart:title>
            <chart:grid chart:style-name="ch6" chart:class="major"/>
          </chart:axis>
          <chart:series chart:style-name="ch9" chart:values-cell-range-address="p1.F1:p1.F16" chart:class="chart:scatter">
            <chart:domain table:cell-range-address="p1.D1:p1.D16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p1.D1:p1.D16</svg:desc>
                </draw:g>
              </table:table-cell>
              <table:table-cell office:value-type="float" office:value="NaN">
                <text:p>NaN</text:p>
                <draw:g>
                  <svg:desc>p1.F1:p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14.285714">
                <text:p>1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5">
                <text:p>1.625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125">
                <text:p>1.53125</text:p>
              </table:table-cell>
              <table:table-cell office:value-type="float" office:value="2.040816">
                <text:p>2.040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5625">
                <text:p>1.515625</text:p>
              </table:table-cell>
              <table:table-cell office:value-type="float" office:value="1.030928">
                <text:p>1.030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7812">
                <text:p>1.507812</text:p>
              </table:table-cell>
              <table:table-cell office:value-type="float" office:value="0.518135">
                <text:p>0.518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719">
                <text:p>1.511719</text:p>
              </table:table-cell>
              <table:table-cell office:value-type="float" office:value="0.258398">
                <text:p>0.258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3672">
                <text:p>1.513672</text:p>
              </table:table-cell>
              <table:table-cell office:value-type="float" office:value="0.129032">
                <text:p>0.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4648">
                <text:p>1.514648</text:p>
              </table:table-cell>
              <table:table-cell office:value-type="float" office:value="0.064475">
                <text:p>0.06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416">
                <text:p>1.51416</text:p>
              </table:table-cell>
              <table:table-cell office:value-type="float" office:value="0.032248">
                <text:p>0.032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3916">
                <text:p>1.513916</text:p>
              </table:table-cell>
              <table:table-cell office:value-type="float" office:value="0.016126">
                <text:p>0.016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4038">
                <text:p>1.514038</text:p>
              </table:table-cell>
              <table:table-cell office:value-type="float" office:value="0.008063">
                <text:p>0.008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14099">
                <text:p>1.514099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4099">
                <text:p>1.5140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bcc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3.046cm" svg:y="0.315cm" chart:style-name="ch2">
          <text:p>No.of Iteration Vs Rel. Approx. Error (Bisection)</text:p>
        </chart:title>
        <chart:plot-area chart:style-name="ch3" table:cell-range-address="p1.A1:p1.A16 p1.F1:p1.F16" svg:x="1.331cm" svg:y="1.275cm" svg:width="14.352cm" svg:height="6.569cm">
          <chartooo:coordinate-region svg:x="1.952cm" svg:y="1.474cm" svg:width="13.544cm" svg:height="5.723cm"/>
          <chart:axis chart:dimension="x" chart:name="primary-x" chart:style-name="ch4">
            <chart:title svg:x="7.405cm" svg:y="8.024cm" chart:style-name="ch5">
              <text:p>No. of Iteration</text:p>
            </chart:title>
            <chart:grid chart:style-name="ch6" chart:class="major"/>
          </chart:axis>
          <chart:axis chart:dimension="y" chart:name="primary-y" chart:style-name="ch4">
            <chart:title svg:x="0.451cm" svg:y="5.847cm" chart:style-name="ch7">
              <text:p>Rel. Approx Error</text:p>
            </chart:title>
            <chart:grid chart:style-name="ch6" chart:class="major"/>
          </chart:axis>
          <chart:series chart:style-name="ch8" chart:values-cell-range-address="p1.F1:p1.F16" chart:class="chart:scatter">
            <chart:domain table:cell-range-address="p1.A1:p1.A16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1.A1:p1.A16</svg:desc>
                </draw:g>
              </table:table-cell>
              <table:table-cell office:value-type="float" office:value="NaN">
                <text:p>NaN</text:p>
                <draw:g>
                  <svg:desc>p1.F1:p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285714">
                <text:p>1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040816">
                <text:p>2.040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30928">
                <text:p>1.030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8135">
                <text:p>0.518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58398">
                <text:p>0.258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9032">
                <text:p>0.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64475">
                <text:p>0.06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32248">
                <text:p>0.032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6126">
                <text:p>0.016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8063">
                <text:p>0.008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